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639" officeooo:paragraph-rsid="00045639"/>
    </style:style>
    <style:style style:name="P2" style:family="paragraph" style:parent-style-name="Standard">
      <style:text-properties officeooo:rsid="0004b980" officeooo:paragraph-rsid="0004b980"/>
    </style:style>
    <style:style style:name="P3" style:family="paragraph" style:parent-style-name="Standard">
      <style:text-properties officeooo:rsid="0004b980" officeooo:paragraph-rsid="0004b980"/>
    </style:style>
    <style:style style:name="P4" style:family="paragraph" style:parent-style-name="Standard">
      <style:text-properties officeooo:rsid="0005eb73" officeooo:paragraph-rsid="0005eb73"/>
    </style:style>
    <style:style style:name="P5" style:family="paragraph" style:parent-style-name="Standard">
      <style:text-properties officeooo:rsid="00070478" officeooo:paragraph-rsid="00070478"/>
    </style:style>
    <style:style style:name="T1" style:family="text">
      <style:text-properties officeooo:rsid="0005eb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tion design document</text:p>
      <text:p text:style-name="P1"/>
      <text:p text:style-name="P2">Why is this program writen?</text:p>
      <text:p text:style-name="P2">The usage of the program is not the program itself but the way how to program and understand affine chiper and decrypt, encrypt plan text back and forth.</text:p>
      <text:p text:style-name="P2"/>
      <text:p text:style-name="P2">What function shoud it have?</text:p>
      <text:p text:style-name="P2">Encrypt inputed text.(with key)</text:p>
      <text:p text:style-name="P2">Decrypt encryted text.(with key)</text:p>
      <text:p text:style-name="P2">Have a brute force function on decrypt when you dosent have the key.</text:p>
      <text:p text:style-name="P2"/>
      <text:p text:style-name="P2">Who is writing this?</text:p>
      <text:p text:style-name="P2">Me joachim johnson a cyber security student at university of skövde.</text:p>
      <text:p text:style-name="P2"/>
      <text:p text:style-name="P2">Who will use this? Whos is the customer?</text:p>
      <text:p text:style-name="P2"><text:span text:style-name="T1">J</text:span>oachim johnson. Student and learning how to write this and even fill out the resume with what we where doing at class at skövde.</text:p>
      <text:p text:style-name="P2"/>
      <text:p text:style-name="P4">System requiment on computer:</text:p>
      <text:p text:style-name="P4">Recent GTK 3 compliant linux distro</text:p>
      <text:p text:style-name="P5">64-bit cpu from the recent decade.</text:p>
      <text:p text:style-name="P5">Designd for 1080p scree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4:51:04.608816282</meta:creation-date>
    <dc:date>2021-09-09T14:59:04.858019993</dc:date>
    <meta:editing-duration>PT7M3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29" meta:character-count="746" meta:non-whitespace-character-count="632"/>
  </office:meta>
</office:document-meta>
</file>